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3001" officeooo:paragraph-rsid="00083001"/>
    </style:style>
    <style:style style:name="P2" style:family="paragraph" style:parent-style-name="Standard">
      <style:text-properties style:font-name="Comic Sans MS"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8c4d8"/>
    </style:style>
    <style:style style:name="P5" style:family="paragraph" style:parent-style-name="Standard">
      <style:text-properties officeooo:rsid="0008c4d8" officeooo:paragraph-rsid="0008c4d8"/>
    </style:style>
    <style:style style:name="P6" style:family="paragraph" style:parent-style-name="Standard">
      <style:paragraph-properties fo:text-align="justify" style:justify-single-word="false"/>
      <style:text-properties officeooo:rsid="0008c4d8" officeooo:paragraph-rsid="0008c4d8"/>
    </style:style>
    <style:style style:name="P7" style:family="paragraph" style:parent-style-name="Standard">
      <style:paragraph-properties fo:text-align="justify" style:justify-single-word="false"/>
      <style:text-properties officeooo:rsid="000d403a" officeooo:paragraph-rsid="000d403a"/>
    </style:style>
    <style:style style:name="T1" style:family="text">
      <style:text-properties style:font-name="Comic Sans MS" fo:font-size="13pt" style:font-size-asian="13pt" style:font-size-complex="13pt"/>
    </style:style>
    <style:style style:name="T2" style:family="text">
      <style:text-properties style:font-name="Comic Sans MS" fo:font-size="13pt" officeooo:rsid="0008c4d8" style:font-size-asian="13pt" style:font-size-complex="13pt"/>
    </style:style>
    <style:style style:name="T3" style:family="text">
      <style:text-properties style:font-name="Comic Sans MS" fo:font-size="13pt" officeooo:rsid="001113fe" style:font-size-asian="13pt" style:font-size-complex="13pt"/>
    </style:style>
    <style:style style:name="T4" style:family="text">
      <style:text-properties style:font-name="Comic Sans MS" fo:font-size="13pt" officeooo:rsid="000d9b88" style:font-size-asian="13pt" style:font-size-complex="13pt"/>
    </style:style>
    <style:style style:name="T5" style:family="text">
      <style:text-properties style:font-name="Comic Sans MS" fo:font-size="13pt" officeooo:rsid="00146600" style:font-size-asian="13pt" style:font-size-complex="13pt"/>
    </style:style>
    <style:style style:name="T6" style:family="text">
      <style:text-properties style:font-name="Comic Sans MS" fo:font-size="13pt" officeooo:rsid="000da6ed" style:font-size-asian="13pt" style:font-size-complex="13pt"/>
    </style:style>
    <style:style style:name="T7" style:family="text">
      <style:text-properties style:font-name="Comic Sans MS" fo:font-size="13pt" style:font-family-asian="'Times New Roman'" style:font-family-generic-asian="system" style:font-pitch-asian="variable" style:font-size-asian="13pt" style:language-asian="hu" style:country-asian="HU" style:font-family-complex="'Times New Roman'" style:font-family-generic-complex="system" style:font-pitch-complex="variable" style:font-size-complex="13pt"/>
    </style:style>
    <style:style style:name="T8" style:family="text">
      <style:text-properties style:font-name="Comic Sans MS" fo:font-size="13pt" officeooo:rsid="000c1257" style:font-family-asian="'Times New Roman'" style:font-family-generic-asian="system" style:font-pitch-asian="variable" style:font-size-asian="13pt" style:language-asian="hu" style:country-asian="HU" style:font-family-complex="'Times New Roman'" style:font-family-generic-complex="system" style:font-pitch-complex="variable" style:font-size-complex="13pt"/>
    </style:style>
    <style:style style:name="T9" style:family="text">
      <style:text-properties style:font-name="Comic Sans MS" fo:font-size="13pt" officeooo:rsid="0008c4d8" style:font-family-asian="'Times New Roman'" style:font-family-generic-asian="system" style:font-pitch-asian="variable" style:font-size-asian="13pt" style:language-asian="hu" style:country-asian="HU" style:font-family-complex="'Times New Roman'" style:font-family-generic-complex="system" style:font-pitch-complex="variable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sszenciális illóolajok</text:span><text:span text:style-name="T1"/></text:p>
      <text:p text:style-name="P2"/>
      <text:p text:style-name="P3"><text:span text:style-name="T1">Évek óta használom az aromaterápiás minőségű illóolajokat – </text:span><text:bookmark text:name="_GoBack"/><text:span text:style-name="T1">családunkban és a munkám során egyaránt. Ami fontos számomra, hogy az esszenciák természetesek, és holisztikusan hatnak, </text:span><text:span text:style-name="T2">a</text:span><text:span text:style-name="T3">z emberi lény minden síkján kifejtik terápiás hatásukat. Testileg – Lelkileg – Szellemileg – Mentálisan is hatással vannak ránk. </text:span><text:span text:style-name="T1">Az illóolajok áldásos hatásán kívül nagyon megérintett a doT</text:span><text:span text:style-name="T4">ERRA</text:span><text:span text:style-name="T1"> (Föld ajándéka) hitvallása, filozófiája, értékrendje. </text:span><text:span text:style-name="T5">A</text:span><text:span text:style-name="T6"> családunkban a </text:span><text:span text:style-name="T5">mindennapokban</text:span><text:span text:style-name="T6"> az illóolajokat is hívjuk segítségül, akár érzelmi akár fizikai kihívással találkozunk életünkben. És ebben segítem a hozzám fordulókat is.</text:span></text:p>
      <text:p text:style-name="P4"><text:span text:style-name="T1">Azon kívül, hogy segítő munkám során támogatják az egyént, illatélményt szoktam tartani, ahol megosztom az illóolajokkal kapcsolatos tapasztalataimat,</text:span><text:span text:style-name="T7"> lehetőség van kicsit bepillantani az esszenciák világába, többféle olajat ki lehet próbálni és nagyon sok hasznos infóval gazdagodni – többek között, hogy mit, hogyan és miképp használjunk. </text:span><text:span text:style-name="T1">Örömmel megosztom veled is tapasztalataimat. </text:span></text:p>
      <text:p text:style-name="P4"><text:span text:style-name="T7">Ezen </text:span><text:span text:style-name="T8">kívül általa</text:span><text:span text:style-name="T7"> lehetőség van jövedelem kiegészítésre – akár magas szintű megélhetést is biztosíthat. Amennyiben érdekel, keress bizalommal.</text:span></text:p>
      <text:p text:style-name="P2"/>
      <text:p text:style-name="Standard"><text:span text:style-name="T1">Jelentkezem illatélményre – </text:span><text:span text:style-name="T2">részvétel ingyenes személyesen vagy online</text:span></text:p>
      <text:p text:style-name="Standard"/>
      <text:p text:style-name="Standard"/>
      <text:p text:style-name="P5"><text:span text:style-name="T1">Illatélmény - ingyenes</text:span><text:span text:style-name="T1"/></text:p>
      <text:p text:style-name="P4"><text:span text:style-name="T9">ahol </text:span><text:span text:style-name="T7">lehetőség van kicsit bepillantani az esszenciák világába, többféle olajat ki lehet próbálni és nagyon sok hasznos infóval gazdagodni – többek között, hogy mit, hogyan és miképp használjunk.</text:span></text:p>
      <text:p text:style-name="P6"><text:span text:style-name="T7">Személyesen elsősorban Pécsett és környékén tudom megtartani. Más esetben postán küldöm az illóolaj mintákat és online megoldható.</text:span><text:span text:style-name="T7"/></text:p>
      <text:p text:style-name="P4"/>
      <text:p text:style-name="P6"><text:span text:style-name="T7">Név:</text:span><text:span text:style-name="T7"/></text:p>
      <text:p text:style-name="P6"><text:soft-page-break/><text:span text:style-name="T7">E-mail:</text:span><text:span text:style-name="T7"/></text:p>
      <text:p text:style-name="P6"><text:span text:style-name="T7">Tel.:</text:span><text:span text:style-name="T7"/></text:p>
      <text:p text:style-name="P6"><text:span text:style-name="T7">Részvétel:</text:span><text:span text:style-name="T7"/></text:p>
      <text:p text:style-name="P6"><text:span text:style-name="T7">személyesen</text:span><text:span text:style-name="T7"/></text:p>
      <text:p text:style-name="P6"><text:span text:style-name="T7">online</text:span><text:span text:style-name="T7"/></text:p>
      <text:p text:style-name="P6"><text:span text:style-name="T7">Jövedelem kiegészítés is érdekel</text:span><text:span text:style-name="T7"/></text:p>
      <text:p text:style-name="P6"><text:span text:style-name="T7">igen</text:span><text:span text:style-name="T7"/></text:p>
      <text:p text:style-name="P6"><text:span text:style-name="T7">nem</text:span><text:span text:style-name="T7"/></text:p>
      <text:p text:style-name="P7"><text:span text:style-name="T7">talán</text:span><text:span text:style-name="T7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Ildikó</meta:initial-creator>
    <meta:editing-cycles>7</meta:editing-cycles>
    <meta:creation-date>2023-01-03T18:20:00</meta:creation-date>
    <dc:date>2025-12-07T02:16:10.914454300</dc:date>
    <meta:editing-duration>PT3H25M27S</meta:editing-duration>
    <meta:generator>LibreOffice/25.2.7.2$Windows_X86_64 LibreOffice_project/5cbfd1ab6520636bb5f7b99185aa69bd7456825d</meta:generator>
    <meta:document-statistic meta:table-count="0" meta:image-count="0" meta:object-count="0" meta:page-count="2" meta:paragraph-count="18" meta:word-count="211" meta:character-count="1655" meta:non-whitespace-character-count="1453"/>
    <meta:user-defined meta:name="AppVersion">15.0000</meta:user-defined>
    <meta:template xlink:type="simple" xlink:actuate="onRequest" xlink:title="Normal" xlink:href=""/>
  </office:meta>
</office:document-meta>
</file>